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1.15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BURNDOWN_20_CHART">
      <style:table-properties table:display="true" style:writing-mode="lr-tb" tableooo:tab-color="#008080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ackground-color="#0066cc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f7f7f7" fo:padding="0.028in" style:rotation-align="none"/>
    </style:style>
    <style:style style:name="ce4" style:family="table-cell" style:parent-style-name="Default">
      <style:table-cell-properties fo:background-color="#c0c0c0" style:diagonal-bl-tr="none" style:diagonal-tl-br="none" fo:border="0.74pt solid #f7f7f7" fo:padding="0.028in" style:rotation-align="none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7201in" fo:min-width="1.7827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3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7201in" fo:min-width="1.7862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gr4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7201in" fo:min-width="1.765in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URNDOWN CHAR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office:annotation draw:style-name="gr2" draw:text-style-name="P3" svg:width="1.9795in" svg:height="0.8224in" svg:x="1.9543in" svg:y="1.1571in" draw:caption-point-x="-0.685in" draw:caption-point-y="0.1079in">
              <dc:date>2023-05-11T00:00:00</dc:date>
              <text:p text:style-name="P2"><text:span text:style-name="T1">stakeholdermap.com:</text:span></text:p>
              <text:p text:style-name="P2"><text:span text:style-name="T2">Change the timescale that you need e.g. Sprint or Iteration.</text:span></text:p>
            </office:annotation>
            <text:p>Days</text:p>
          </table:table-cell>
          <table:table-cell table:style-name="ce2" office:value-type="string" calcext:value-type="string">
            <office:annotation draw:style-name="gr3" draw:text-style-name="P3" svg:width="1.9831in" svg:height="0.8224in" svg:x="2.826in" svg:y="1.1571in" draw:caption-point-x="-0.685in" draw:caption-point-y="0.1079in">
              <dc:date>2023-05-11T00:00:00</dc:date>
              <text:p text:style-name="P2"><text:span text:style-name="T3">stakeholdermap.com:</text:span></text:p>
              <text:p text:style-name="P2"><text:span text:style-name="T4">Number of features of story points you plan to complete.</text:span></text:p>
            </office:annotation>
            <text:p>Goal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Goal velocity</text:p>
          </table:table-cell>
          <table:table-cell table:style-name="ce2" office:value-type="string" calcext:value-type="string">
            <office:annotation draw:style-name="gr4" draw:text-style-name="P3" svg:width="1.9618in" svg:height="0.8224in" svg:x="6.4043in" svg:y="1.1571in" draw:caption-point-x="-0.685in" draw:caption-point-y="0.1079in">
              <dc:date>2023-05-11T00:00:00</dc:date>
              <text:p text:style-name="P2"><text:span text:style-name="T3">stakeholdermap.com:</text:span></text:p>
              <text:p text:style-name="P2"><text:span text:style-name="T4">Number of features or story points actually remaining at the end of each day/iteration/sprint.</text:span></text:p>
            </office:annotation>
            <text:p>Remaining</text:p>
          </table:table-cell>
          <table:table-cell>
            <draw:frame draw:z-index="0" draw:name="Chart 3" draw:style-name="gr1" draw:text-style-name="P1" svg:width="6.5374in" svg:height="2.9996in" svg:x="0.1913in" svg:y="0in">
              <draw:object draw:notify-on-update-of-ranges="'BURNDOWN CHART'.E7:'BURNDOWN CHART'.E7 'BURNDOWN CHART'.E8:'BURNDOWN CHART'.E18 'BURNDOWN CHART'.F7:'BURNDOWN CHART'.F7 'BURNDOWN CHART'.F8:'BURNDOWN CHART'.F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[.E8]-[.C9]" office:value-type="float" office:value="450" calcext:value-type="float">
            <text:p>450</text:p>
          </table:table-cell>
          <table:table-cell table:style-name="ce4" table:formula="of:=[.F8]-[.D9]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[.E9]-[.C10]" office:value-type="float" office:value="400" calcext:value-type="float">
            <text:p>400</text:p>
          </table:table-cell>
          <table:table-cell table:style-name="ce4" table:formula="of:=[.F9]-[.D10]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4" table:formula="of:=[.E10]-[.C11]" office:value-type="float" office:value="350" calcext:value-type="float">
            <text:p>350</text:p>
          </table:table-cell>
          <table:table-cell table:style-name="ce4" table:formula="of:=[.F10]-[.D11]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[.E11]-[.C12]" office:value-type="float" office:value="300" calcext:value-type="float">
            <text:p>300</text:p>
          </table:table-cell>
          <table:table-cell table:style-name="ce4" table:formula="of:=[.F11]-[.D12]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4" table:formula="of:=[.E12]-[.C13]" office:value-type="float" office:value="250" calcext:value-type="float">
            <text:p>250</text:p>
          </table:table-cell>
          <table:table-cell table:style-name="ce4" table:formula="of:=[.F12]-[.D13]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" calcext:value-type="float">
            <text:p>32</text:p>
          </table:table-cell>
          <table:table-cell table:style-name="ce4" table:formula="of:=[.E13]-[.C14]" office:value-type="float" office:value="200" calcext:value-type="float">
            <text:p>200</text:p>
          </table:table-cell>
          <table:table-cell table:style-name="ce4" table:formula="of:=[.F13]-[.D14]"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[.E14]-[.C15]" office:value-type="float" office:value="150" calcext:value-type="float">
            <text:p>150</text:p>
          </table:table-cell>
          <table:table-cell table:style-name="ce4" table:formula="of:=[.F14]-[.D15]"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[.E15]-[.C16]" office:value-type="float" office:value="100" calcext:value-type="float">
            <text:p>10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[.E16]-[.C17]" office:value-type="float" office:value="50" calcext:value-type="float">
            <text:p>50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4" table:formula="of:=[.E17]-[.C18]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£</number:text>
      <number:number number:decimal-places="0" loext:min-decimal-places="0" number:min-integer-digits="1" number:grouping="true"/>
    </number:number-style>
    <number:number-style style:name="N121">
      <number:text>-£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loext:min-decimal-places="2" number:min-integer-digits="1" number:grouping="true"/>
    </number:number-style>
    <number:number-style style:name="N123">
      <number:text>-£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£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DETAILS" style:display-name="PageStyle_PROJECT 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urndown Chart</dc:title>
    <dc:subject>Agile Project Management</dc:subject>
    <meta:keyword>agile</meta:keyword>
    <meta:keyword>project</meta:keyword>
    <meta:keyword>burndown</meta:keyword>
    <meta:keyword>templates</meta:keyword>
    <meta:initial-creator>stakeholdermap.com</meta:initial-creator>
    <meta:creation-date>2021-06-10T12:43:09</meta:creation-date>
    <dc:date>2023-05-11T16:27:03.072854440</dc:date>
    <meta:editing-duration>PT3M54S</meta:editing-duration>
    <meta:editing-cycles>1</meta:editing-cycles>
    <meta:document-statistic meta:table-count="1" meta:cell-count="5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style:rotation-angle="0"/>
      <style:graphic-properties svg:stroke-color="#f7f7f7" draw:fill-color="#000000"/>
      <style:text-properties fo:color="#333333" fo:font-family="Calibri" fo:font-size="14pt" style:font-size-asian="14pt" style:font-family-complex="Calibri" style:font-size-complex="14pt"/>
    </style:style>
    <style:style style:name="ch3" style:family="chart">
      <style:graphic-properties draw:stroke="none" svg:stroke-color="#f7f7f7" draw:fill="none" draw:fill-color="#00000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draw:stroke="none" svg:stroke-color="#f7f7f7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graphic-properties svg:stroke-color="#c0c0c0"/>
    </style:style>
    <style:style style:name="ch8" style:family="chart" style:data-style-name="N0">
      <style:chart-properties chart:symbol-type="none" chart:link-data-style-to-source="true"/>
      <style:graphic-properties svg:stroke-width="0.07cm" svg:stroke-color="#ffcc00" draw:fill-color="#ffcc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6.606cm" svg:height="7.62cm" xlink:href=".." xlink:type="simple" chart:class="chart:line" chart:style-name="ch1">
        <chart:title svg:x="6.76cm" svg:y="0.211cm" chart:style-name="ch2">
          <text:p>Burndown</text:p>
        </chart:title>
        <chart:legend svg:x="4.54cm" svg:y="6.776cm" style:legend-expansion="custom" chartooo:width="5.679cm" chartooo:height="0.564cm" style:legend-expansion-aspect-ratio="10.0691489361702" chart:style-name="ch3"/>
        <chart:plot-area chart:style-name="ch4" table:cell-range-address="'BURNDOWN CHART'.E7:'BURNDOWN CHART'.F18" chart:data-source-has-labels="row" svg:x="0.226cm" svg:y="1.012cm" svg:width="16cm" svg:height="5.86cm">
          <chartooo:coordinate-region svg:x="0.962cm" svg:y="1.199cm" svg:width="15.051cm" svg:height="5.20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E8:'BURNDOWN CHART'.E18" chart:label-cell-address="'BURNDOWN CHART'.E7:'BURNDOWN CHART'.E7" chart:class="chart:line">
            <chart:data-point chart:repeated="11"/>
          </chart:series>
          <chart:series chart:style-name="ch9" chart:values-cell-range-address="'BURNDOWN CHART'.F8:'BURNDOWN CHART'.F18" chart:label-cell-address="'BURNDOWN CHART'.F7:'BURNDOWN CHART'.F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 velocity</text:p>
                <draw:g>
                  <svg:desc>'BURNDOWN CHART'.E7:'BURNDOWN CHART'.E7</svg:desc>
                </draw:g>
              </table:table-cell>
              <table:table-cell office:value-type="string">
                <text:p>Remaining</text:p>
                <draw:g>
                  <svg:desc>'BURNDOWN CHART'.F7:'BURNDOWN CHART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BURNDOWN CHART'.E8:'BURNDOWN CHART'.E18</svg:desc>
                </draw:g>
              </table:table-cell>
              <table:table-cell office:value-type="float" office:value="500">
                <text:p>500</text:p>
                <draw:g>
                  <svg:desc>'BURNDOWN CHART'.F8:'BURNDOWN CHART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">
                <text:p>35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